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Standard">
      <style:text-properties style:font-name="Carlito"/>
    </style:style>
    <style:style style:name="P75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officeooo:paragraph-rsid="00663619"/>
    </style:style>
    <style:style style:name="P77" style:family="paragraph" style:parent-style-name="Normale" style:master-page-name="MP0">
      <style:paragraph-properties style:page-number="auto" fo:break-before="page"/>
    </style:style>
    <style:style style:name="P7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6a9e4e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rlito" fo:font-size="11pt" fo:font-style="normal" fo:font-weight="bold" officeooo:rsid="0057b9d2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style:font-name="Carlito" fo:font-size="11pt" fo:font-style="normal" fo:font-weight="bold" officeooo:rsid="006bbbde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000000" style:text-position="0% 100%" fo:letter-spacing="-0.012cm" style:text-underline-style="none" style:font-name-complex="Lucida Sans"/>
    </style:style>
    <style:style style:name="T12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57b9d2" style:font-weight-asian="bold"/>
    </style:style>
    <style:style style:name="T16" style:family="text">
      <style:text-properties fo:font-weight="bold" officeooo:rsid="00663619" style:font-weight-asian="bold"/>
    </style:style>
    <style:style style:name="T17" style:family="text">
      <style:text-properties fo:font-weight="bold" officeooo:rsid="006bbbde" style:font-weight-asian="bold"/>
    </style:style>
    <style:style style:name="T18" style:family="text">
      <style:text-properties fo:font-weight="bold" officeooo:rsid="006cf2e8" style:font-weight-asian="bold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13f1478"/>
    </style:style>
    <style:style style:name="T23" style:family="text">
      <style:text-properties officeooo:rsid="01465a79"/>
    </style:style>
    <style:style style:name="T24" style:family="text">
      <style:text-properties officeooo:rsid="0141ba70"/>
    </style:style>
    <style:style style:name="T25" style:family="text">
      <style:text-properties officeooo:rsid="0148462c"/>
    </style:style>
    <style:style style:name="T26" style:family="text">
      <style:text-properties fo:font-size="8pt" officeooo:rsid="023bf43b" style:font-size-asian="8pt" style:font-size-complex="8pt"/>
    </style:style>
    <style:style style:name="T27" style:family="text">
      <style:text-properties officeooo:rsid="023940d1"/>
    </style:style>
    <style:style style:name="T28" style:family="text">
      <style:text-properties style:font-name="Arial2" officeooo:rsid="006437c7"/>
    </style:style>
    <style:style style:name="T29" style:family="text">
      <style:text-properties style:font-name="Arial2" fo:font-style="normal" fo:font-weight="normal" officeooo:rsid="012e50a9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77"/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9"><text:span text:style-name="T14">Oggetto: </text:span><text:a xlink:type="simple" xlink:href="py3o://if=%22o.additional_text_1%20!=%20''%22%22" text:style-name="Internet_20_link" text:visited-style-name="Visited_20_Internet_20_Link"><text:span text:style-name="T18">if="o.additional_text_1 != ''""</text:span></text:a><text:span text:style-name="T14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5">/if</text:span></text:a></text:p>
      <text:p text:style-name="P19"><text:a xlink:type="simple" xlink:href="py3o://if=%22o.additional_text_1%20==%20''%22" text:style-name="Internet_20_link" text:visited-style-name="Visited_20_Internet_20_Link"><text:span text:style-name="T15">if="o.additional_text_1 == ''"</text:span></text:a><text:span text:style-name="T15">Proposta commerciale</text:span><text:a xlink:type="simple" xlink:href="py3o:///if" text:style-name="Internet_20_link" text:visited-style-name="Visited_20_Internet_20_Link"><text:span text:style-name="T15">/if</text:span></text:a></text:p>
      <text:p text:style-name="P75"><text:a xlink:type="simple" xlink:href="py3o://if=%22o.additional_text_2%20!=%20''%22" text:style-name="Internet_20_link" text:visited-style-name="Visited_20_Internet_20_Link"><text:span text:style-name="T15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5">/if</text:span></text:a></text:p>
      <text:p text:style-name="P15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20">UNIT.</text:span></text:p>
          </table:table-cell>
          <table:table-cell table:style-name="Tabella5.A1" office:value-type="string">
            <text:p text:style-name="P28">SC<text:span text:style-name="T20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22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23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24">if="l['line'].discount"</text:span></text:a><text:span text:style-name="T24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78"><text:a xlink:type="simple" xlink:href="py3o:///if" text:style-name="Internet_20_link" text:visited-style-name="Visited_20_Internet_20_Link"><text:span text:style-name="T25">/if</text:span></text:a></text:p>
            <text:p text:style-name="P78"><text:a xlink:type="simple" xlink:href="py3o:///for" text:style-name="Internet_20_link" text:visited-style-name="Visited_20_Internet_20_Link"><text:span text:style-name="T25">/for</text:span></text:a><text:span text:style-name="T25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<text:span text:style-name="T21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26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27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21">preventivo</text:span> <text:span text:style-name="T19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28">if="o.options.product_id"</text:span></text:a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20">UNIT.</text:span></text:p>
          </table:table-cell>
          <table:table-cell table:style-name="Tabella6.A1" office:value-type="string">
            <text:p text:style-name="P29">SC<text:span text:style-name="T20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29">if="o.note"</text:span></text:a><text:span text:style-name="T29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29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76"><text:a xlink:type="simple" xlink:href="py3o://if=%22o.additional_text_3%20!=%20''%22" text:style-name="Internet_20_link" text:visited-style-name="Visited_20_Internet_20_Link"><text:span text:style-name="T9">if="o.additional_text_3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a xlink:type="simple" xlink:href="py3o:///if" text:style-name="Internet_20_link" text:visited-style-name="Visited_20_Internet_20_Link"><text:span text:style-name="T15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7"/>
      <text:p text:style-name="P56"><text:tab/><text:tab/><text:tab/><text:tab/><text:tab/><text:tab/><text:tab/></text:p>
      <text:p text:style-name="P70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8:31:50.010000000</dc:date>
    <meta:print-date>2015-10-01T17:14:00Z</meta:print-date>
    <meta:editing-cycles>85</meta:editing-cycles>
    <meta:editing-duration>PT15H29M23S</meta:editing-duration>
    <meta:document-statistic meta:table-count="7" meta:image-count="0" meta:object-count="0" meta:page-count="3" meta:paragraph-count="78" meta:word-count="216" meta:character-count="1924" meta:non-whitespace-character-count="1790"/>
    <meta:template xlink:type="simple" xlink:actuate="onRequest" xlink:title="" xlink:href="Normal"/>
  </office:meta>
</office:document-meta>
</file>